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officeooo:paragraph-rsid="00013f83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4"/>
    <style:style style:name="P6" style:family="paragraph" style:parent-style-name="List_20_Paragraph">
      <style:text-properties fo:font-size="16pt" fo:font-weight="bold" style:font-size-asian="16pt" style:font-weight-asian="bold" style:font-size-complex="16pt"/>
    </style:style>
    <style:style style:name="P7" style:family="paragraph" style:parent-style-name="List_20_Paragraph">
      <style:text-properties fo:font-size="12pt" style:font-size-asian="12pt" style:font-size-complex="12pt"/>
    </style:style>
    <style:style style:name="P8" style:family="paragraph" style:parent-style-name="List_20_Paragraph">
      <style:text-properties fo:font-size="12pt" officeooo:rsid="00013f83" officeooo:paragraph-rsid="00013f83" style:font-size-asian="12pt" style:font-size-complex="12pt"/>
    </style:style>
    <style:style style:name="P9" style:family="paragraph" style:parent-style-name="List_20_Paragraph">
      <style:text-properties officeooo:rsid="00013f83" officeooo:paragraph-rsid="00013f83"/>
    </style:style>
    <style:style style:name="P10" style:family="paragraph" style:parent-style-name="List_20_Paragraph">
      <style:text-properties officeooo:rsid="00027cb7" officeooo:paragraph-rsid="00027cb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13f83" style:font-size-asian="12pt" style:font-size-complex="12pt"/>
    </style:style>
    <style:style style:name="T3" style:family="text">
      <style:text-properties fo:font-size="12pt" officeooo:rsid="00027cb7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font-name="LiberationSerif" fo:font-size="14pt" style:font-size-asian="14pt" style:font-size-complex="14pt"/>
    </style:style>
    <style:style style:name="T8" style:family="text">
      <style:text-properties fo:color="#000000" style:font-name="LiberationSerif" fo:font-size="14pt" officeooo:rsid="00013f83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style:font-size-asian="14pt" style:font-style-asian="normal" style:font-size-complex="14pt"/>
    </style:style>
    <style:style style:name="T11" style:family="text">
      <style:text-properties fo:font-size="14pt" fo:font-style="normal" officeooo:rsid="00013f83" style:font-size-asian="14pt" style:font-style-asian="normal" style:font-size-complex="14pt"/>
    </style:style>
    <style:style style:name="T1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 text:c="41"/>AIRLINES <text:s/>DATABASE</text:h>
      <text:h text:style-name="Heading_20_1" text:outline-level="1"><text:span text:style-name="T1">AJIT KUMAR JAIN <text:s text:c="2"/>ID--201452064 <text:s text:c="7"/>RAVI <text:s/>KUMAR <text:s/>PATEL <text:s text:c="2"/>ID--201452056</text:span></text:h>
      <text:h text:style-name="Heading_20_1" text:outline-level="1"><text:span text:style-name="T1">PREM CHAND <text:s/>SAINI <text:s/>ID-201452019 <text:s text:c="5"/>JITENDRA <text:s/>SINGH <text:s/>RATHORE ID--201452005</text:span></text:h>
      <text:p text:style-name="Standard"><text:span text:style-name="T5"><text:s text:c="34"/>INTRODUCTION</text:span></text:p>
      <text:p text:style-name="Standard"><text:span text:style-name="T7">This project on Airline </text:span><text:span text:style-name="T8">Database </text:span><text:span text:style-name="T7">Management System is the </text:span><text:span text:style-name="T8">online</text:span><text:span text:style-name="T7"> of registration process <text:s/>of <text:s/>airline <text:s/>system. The system is able to provide <text:s/>information like <text:s/>Flight detail ,passenger's information ,fair detail, and flight path detail . The system also allows us to add records when a passenger reserves a ticket. For data storage and retrieval <text:s/>we are using postgres sql server. It enables us to add any number of records in our database.</text:span><text:span text:style-name="T9"> </text:span></text:p>
      <text:p text:style-name="Standard"><text:span text:style-name="T12">Objective of the project:</text:span></text:p>
      <text:list xml:id="list3679299220009748042" text:style-name="WWNum2">
        <text:list-item>
          <text:p text:style-name="P4"><text:span text:style-name="T7">To provide <text:s/>information <text:s/>about reservation in <text:s/>airlines management.</text:span></text:p>
        </text:list-item>
        <text:list-item>
          <text:p text:style-name="P4"><text:span text:style-name="T7">To help airlines system in making their business more efficient.</text:span></text:p>
        </text:list-item>
        <text:list-item>
          <text:p text:style-name="P4"><text:span text:style-name="T7">An <text:s/>added <text:s/>attraction for their <text:s/>potential <text:s/>customers.</text:span></text:p>
        </text:list-item>
        <text:list-item>
          <text:p text:style-name="P4"><text:span text:style-name="T7">It will be more user friendly and accurate and optimal database.</text:span></text:p>
        </text:list-item>
      </text:list>
      <text:p text:style-name="Standard"><text:span text:style-name="T12">Data Requirement </text:span></text:p>
      <text:p text:style-name="Standard"><text:span text:style-name="T9">For this we have created different entities.</text:span></text:p>
      <text:list xml:id="list7218681791744740463" text:style-name="WWNum4">
        <text:list-item>
          <text:p text:style-name="P5"><text:span text:style-name="T5">Company </text:span></text:p>
        </text:list-item>
      </text:list>
      <text:p text:style-name="No_20_Spacing"><text:span text:style-name="Emphasis"><text:span text:style-name="T10">It has attributes i.e <text:s text:c="2"/>c_id (Primary key) </text:span></text:span><text:span text:style-name="Emphasis"><text:span text:style-name="T11">it is unique</text:span></text:span><text:span text:style-name="Emphasis"><text:span text:style-name="T10"> <text:s/>,c_name (company name) , head_quarter ,company_url .</text:span></text:span></text:p>
      <text:p text:style-name="P6"/>
      <text:list xml:id="list4627566909400" text:continue-numbering="true" text:style-name="WWNum4">
        <text:list-item>
          <text:p text:style-name="P5"><text:span text:style-name="T5">Flight_status</text:span></text:p>
        </text:list-item>
      </text:list>
      <text:p text:style-name="P2"><text:span text:style-name="T5"><text:s text:c="8"/></text:span><text:span text:style-name="T4"><text:s/></text:span><text:span text:style-name="T1">It has attributes <text:s/>i.e <text:s/>flight_status_id (Primary key), </text:span><text:span text:style-name="T2">it is unique</text:span><text:span text:style-name="T1"> flight_status_name <text:s text:c="2"/></text:span><text:span text:style-name="T2">like </text:span><text:span text:style-name="T1"><text:s/></text:span><text:span text:style-name="T2">international or domestic</text:span></text:p>
      <text:list xml:id="list4627606563159" text:continue-numbering="true" text:style-name="WWNum4">
        <text:list-item>
          <text:p text:style-name="P5"><text:soft-page-break/><text:span text:style-name="T5">Flight_detail</text:span></text:p>
        </text:list-item>
      </text:list>
      <text:p text:style-name="List_20_Paragraph"><text:span text:style-name="T1">It has attributes i.e <text:s/>flight_no (Primary key ) ,flight_name ,c_id, flight_type_id</text:span></text:p>
      <text:p text:style-name="List_20_Paragraph"><text:span text:style-name="T1">we are assuming that all flight_no are uniq</text:span><text:span text:style-name="T2">u</text:span><text:span text:style-name="T1">e for all companies</text:span><text:span text:style-name="T6">.</text:span></text:p>
      <text:p text:style-name="P6"/>
      <text:list xml:id="list4626919041481" text:continue-numbering="true" text:style-name="WWNum4">
        <text:list-item>
          <text:p text:style-name="P5"><text:span text:style-name="T5">Route </text:span></text:p>
        </text:list-item>
      </text:list>
      <text:p text:style-name="List_20_Paragraph"><text:span text:style-name="T1">It has attributes i.e. route_id (Primary key) ,Source ,Destination.</text:span></text:p>
      <text:p text:style-name="P9"><text:span text:style-name="T1">We assuming this entities cover airports.</text:span></text:p>
      <text:p text:style-name="List_20_Paragraph"><text:span text:style-name="T1">Here will be all possible route detail.</text:span></text:p>
      <text:p text:style-name="P9"><text:span text:style-name="T1">Example.</text:span></text:p>
      <text:p text:style-name="List_20_Paragraph"><text:span text:style-name="T1">{A <text:s/>-&gt; B-&gt;C-&gt;D}</text:span></text:p>
      <text:p text:style-name="List_20_Paragraph"><text:span text:style-name="T1">for this</text:span></text:p>
      <text:p text:style-name="List_20_Paragraph"><text:span text:style-name="T1">{ A-&gt;B, <text:s/></text:span></text:p>
      <text:p text:style-name="List_20_Paragraph"><text:span text:style-name="T1"><text:s/>A-&gt;C,</text:span></text:p>
      <text:p text:style-name="List_20_Paragraph"><text:span text:style-name="T1"><text:s/>A-&gt;D,</text:span></text:p>
      <text:p text:style-name="List_20_Paragraph"><text:span text:style-name="T1"><text:s/>B-&gt;C,</text:span></text:p>
      <text:p text:style-name="List_20_Paragraph"><text:span text:style-name="T1"><text:s/>B-&gt;D,</text:span></text:p>
      <text:p text:style-name="List_20_Paragraph"><text:span text:style-name="T1"><text:s/>C-&gt;D <text:s text:c="3"/>}</text:span></text:p>
      <text:p text:style-name="P6"/>
      <text:list xml:id="list4626695037683" text:continue-numbering="true" text:style-name="WWNum4">
        <text:list-item>
          <text:p text:style-name="P5"><text:span text:style-name="T5">Days</text:span></text:p>
        </text:list-item>
      </text:list>
      <text:p text:style-name="List_20_Paragraph"><text:span text:style-name="T1">It has attributes i.e day_id(Primary key) <text:s/>,day_name <text:s/></text:span><text:span text:style-name="T2">all week days</text:span><text:span text:style-name="T1">.</text:span></text:p>
      <text:list xml:id="list4628015446434" text:continue-numbering="true" text:style-name="WWNum4">
        <text:list-item>
          <text:p text:style-name="P5"><text:span text:style-name="T5">All_path</text:span></text:p>
          <text:p text:style-name="P5"><text:span text:style-name="T5"><text:s/></text:span></text:p>
        </text:list-item>
      </text:list>
      <text:p text:style-name="P9"><text:span text:style-name="T5"/></text:p>
      <text:p text:style-name="List_20_Paragraph"><text:span text:style-name="T1">It has attributes i.e flight_no (primary key) , rout_id.</text:span></text:p>
      <text:p text:style-name="P9"><text:span text:style-name="T1">This is a particular flight <text:s/>all path details. </text:span></text:p>
      <text:p text:style-name="List_20_Paragraph"><text:span text:style-name="T1">If flight_no 1111 (A-&gt;B-&gt;C-&gt;D)</text:span></text:p>
      <text:p text:style-name="List_20_Paragraph"><text:span text:style-name="T1">for this</text:span></text:p>
      <text:p text:style-name="List_20_Paragraph"><text:span text:style-name="T1">{ A-&gt;B, <text:s/></text:span></text:p>
      <text:p text:style-name="List_20_Paragraph"><text:span text:style-name="T1"><text:s/>A-&gt;C,</text:span></text:p>
      <text:p text:style-name="List_20_Paragraph"><text:span text:style-name="T1"><text:s/>A-&gt;D,</text:span></text:p>
      <text:p text:style-name="List_20_Paragraph"><text:span text:style-name="T1"><text:s/>B-&gt;C,</text:span></text:p>
      <text:p text:style-name="List_20_Paragraph"><text:span text:style-name="T1"><text:s/>B-&gt;D,</text:span></text:p>
      <text:p text:style-name="List_20_Paragraph"><text:span text:style-name="T1"><text:s/>C-&gt;D <text:s text:c="3"/>}</text:span></text:p>
      <text:p text:style-name="P7"/>
      <text:list xml:id="list4628524542938" text:continue-numbering="true" text:style-name="WWNum4">
        <text:list-item>
          <text:p text:style-name="P5"><text:span text:style-name="T5">Flight_route</text:span></text:p>
        </text:list-item>
      </text:list>
      <text:p text:style-name="List_20_Paragraph"><text:span text:style-name="T1">It has attributes i.e flight_no , flight_route_id , rout_id , dept_day , depart_time ,arrival_time.</text:span></text:p>
      <text:p text:style-name="P9"><text:span text:style-name="T1">This entities help for the particular <text:s/>flight path in orderwise.</text:span></text:p>
      <text:p text:style-name="List_20_Paragraph"><text:span text:style-name="T1">If flight_no 1111 (A-&gt;B-&gt;C-&gt;D)</text:span></text:p>
      <text:p text:style-name="List_20_Paragraph"><text:span text:style-name="T1">{ </text:span></text:p>
      <text:p text:style-name="List_20_Paragraph"><text:span text:style-name="T1">1111 , 1 <text:s text:c="2"/>, <text:s/>A-&gt;B,</text:span></text:p>
      <text:p text:style-name="List_20_Paragraph"><text:soft-page-break/><text:span text:style-name="T1">1111 , <text:s/>2 <text:s text:c="2"/>, B-&gt;C,</text:span></text:p>
      <text:p text:style-name="List_20_Paragraph"><text:span text:style-name="T1">1111 , <text:s/>3 <text:s text:c="3"/>, C-&gt;D <text:s/>}</text:span></text:p>
      <text:p text:style-name="P7"/>
      <text:p text:style-name="P7"/>
      <text:p text:style-name="P7"/>
      <text:p text:style-name="P7"/>
      <text:list xml:id="list4627049487670" text:continue-numbering="true" text:style-name="WWNum4">
        <text:list-item>
          <text:p text:style-name="P5"><text:span text:style-name="T5">Users</text:span></text:p>
        </text:list-item>
      </text:list>
      <text:p text:style-name="List_20_Paragraph"><text:span text:style-name="T1">It has attributes i.e user_id (primary key) <text:s/>,{ fname , lname} (composite attribute) , gender , dob , emailid , contact_no , address , country.</text:span></text:p>
      <text:list xml:id="list4628520880859" text:continue-numbering="true" text:style-name="WWNum4">
        <text:list-item>
          <text:p text:style-name="P5"><text:span text:style-name="T5">Class</text:span></text:p>
          <text:p text:style-name="P5"><text:span text:style-name="T5"/></text:p>
        </text:list-item>
      </text:list>
      <text:p text:style-name="List_20_Paragraph"><text:span text:style-name="T1">It has attributes class_id(Primary key) , class_name.</text:span></text:p>
      <text:p text:style-name="P8">This is two type class in this database system one is business and other is general.</text:p>
      <text:list xml:id="list4626788637331" text:continue-numbering="true" text:style-name="WWNum4">
        <text:list-item>
          <text:p text:style-name="P5"><text:span text:style-name="T5">Ticket</text:span></text:p>
        </text:list-item>
      </text:list>
      <text:p text:style-name="List_20_Paragraph"><text:span text:style-name="T1">It has attributes i.e pnr_no (</text:span><text:span text:style-name="T2">primary </text:span><text:span text:style-name="T1">key) </text:span><text:span text:style-name="T2">this will be unique in our database</text:span><text:span text:style-name="T1"> ,user_id , flight_no , class_id , route_id , booking_date , journey_date.</text:span></text:p>
      <text:list xml:id="list4626849596501" text:continue-numbering="true" text:style-name="WWNum4">
        <text:list-item>
          <text:p text:style-name="P5"><text:span text:style-name="T5">Passenger_status</text:span></text:p>
        </text:list-item>
      </text:list>
      <text:p text:style-name="List_20_Paragraph"><text:span text:style-name="T1">It has attributes i.e passenger_status_id (primary_key) , passenger_status_name. </text:span><text:span text:style-name="T3">In this entity three type of status below 3 year age and more than this and pwd.</text:span><text:span text:style-name="T1"> </text:span></text:p>
      <text:list xml:id="list4626971457252" text:continue-numbering="true" text:style-name="WWNum4">
        <text:list-item>
          <text:p text:style-name="P5"><text:span text:style-name="T5">Passenger</text:span></text:p>
        </text:list-item>
      </text:list>
      <text:p text:style-name="List_20_Paragraph"><text:span text:style-name="T1">It has attributes i.e { pnr_no ,seat_no(weak entity)} (primary key) , {fname ,lname} (composite attribute) , gender , age.</text:span></text:p>
      <text:p text:style-name="P10"><text:span text:style-name="T1">This is weak entity dependent on ticket entity.</text:span></text:p>
      <text:list xml:id="list4627371383644" text:continue-numbering="true" text:style-name="WWNum4">
        <text:list-item>
          <text:p text:style-name="P5"><text:span text:style-name="T5">fare_detail</text:span></text:p>
        </text:list-item>
      </text:list>
      <text:p text:style-name="List_20_Paragraph"><text:span text:style-name="T1">It has attributes i.e primarykey (flight_no, route_id , class_id ,passenger_status_id) </text:span><text:span text:style-name="T3">fare. This entity has all foreing key <text:s text:c="4"/></text:span></text:p>
      <text:p text:style-name="P7"/>
      <text:p text:style-name="P1"/>
      <text:p text:style-name="P1"/>
      <text:h text:style-name="Heading_20_1" text:outline-level="1"><text:s text:c="3"/>Queries for Database <text:s/></text:h>
      <text:list xml:id="list4627749841031" text:continue-numbering="true" text:style-name="WWNum4">
        <text:list-item>
          <text:p text:style-name="P5">Q1.Given company name find out all flight details?</text:p>
        </text:list-item>
      </text:list>
      <text:p text:style-name="List_20_Paragraph"/>
      <text:list xml:id="list4628720627446" text:continue-numbering="true" text:style-name="WWNum4">
        <text:list-item>
          <text:p text:style-name="P5">Q2.Given the flight number find out route(source,destination)?</text:p>
        </text:list-item>
      </text:list>
      <text:p text:style-name="List_20_Paragraph"/>
      <text:list xml:id="list4626886915877" text:continue-numbering="true" text:style-name="WWNum4">
        <text:list-item>
          <text:p text:style-name="P5"><text:soft-page-break/>Q3.Given a date find out perticular station details all flight ?</text:p>
        </text:list-item>
      </text:list>
      <text:p text:style-name="List_20_Paragraph"/>
      <text:list xml:id="list4627453620938" text:continue-numbering="true" text:style-name="WWNum4">
        <text:list-item>
          <text:p text:style-name="P5">Q4.Given <text:s/>a route id find out all type of fare?</text:p>
        </text:list-item>
      </text:list>
      <text:p text:style-name="List_20_Paragraph"/>
      <text:list xml:id="list4626912748708" text:continue-numbering="true" text:style-name="WWNum4">
        <text:list-item>
          <text:p text:style-name="P5">Q5.Given a source and destination find out flight details?</text:p>
        </text:list-item>
      </text:list>
      <text:p text:style-name="List_20_Paragraph"/>
      <text:list xml:id="list4626883300967" text:continue-numbering="true" text:style-name="WWNum4">
        <text:list-item>
          <text:p text:style-name="P5">Q6.Given a date and flight no find out avaible seat?</text:p>
        </text:list-item>
      </text:list>
      <text:p text:style-name="List_20_Paragraph"/>
      <text:list xml:id="list4627488617460" text:continue-numbering="true" text:style-name="WWNum4">
        <text:list-item>
          <text:p text:style-name="P5">Q7.find out user id max ticket reservation?</text:p>
        </text:list-item>
      </text:list>
      <text:p text:style-name="List_20_Paragraph"/>
      <text:list xml:id="list4628731618115" text:continue-numbering="true" text:style-name="WWNum4">
        <text:list-item>
          <text:p text:style-name="P5">Q8.find out max fare with flight details?</text:p>
        </text:list-item>
      </text:list>
      <text:p text:style-name="List_20_Paragraph"/>
      <text:list xml:id="list4628756964962" text:continue-numbering="true" text:style-name="WWNum4">
        <text:list-item>
          <text:p text:style-name="P5">Q9.Given a route id find out all flight details?</text:p>
        </text:list-item>
      </text:list>
      <text:p text:style-name="List_20_Paragraph"/>
      <text:list xml:id="list4627480951132" text:continue-numbering="true" text:style-name="WWNum4">
        <text:list-item>
          <text:p text:style-name="P5">Q10.How many passenger travel in given a day <text:s/>and <text:s/>source and destination?</text:p>
        </text:list-item>
      </text:list>
      <text:p text:style-name="List_20_Paragraph"/>
      <text:list xml:id="list4627333327628" text:continue-numbering="true" text:style-name="WWNum4">
        <text:list-item>
          <text:p text:style-name="P5">Q11.Given pnr find out flight details?</text:p>
        </text:list-item>
      </text:list>
      <text:p text:style-name="List_20_Paragraph"/>
      <text:list xml:id="list4627826760374" text:continue-numbering="true" text:style-name="WWNum4">
        <text:list-item>
          <text:p text:style-name="P5">Q12.find out flight and route which <text:s/>have max fare?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Standard"/>
      <text:p text:style-name="Standard"/>
      <text:p text:style-name="P1"/>
      <text:p text:style-name="P1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T</meta:initial-creator>
    <meta:editing-cycles>3</meta:editing-cycles>
    <meta:creation-date>2016-04-30T19:55:00</meta:creation-date>
    <dc:date>2016-05-02T00:46:26.399006069</dc:date>
    <meta:editing-duration>PT41S</meta:editing-duration>
    <meta:generator>LibreOffice/4.4.6.3$Linux_X86_64 LibreOffice_project/40m0$Build-3</meta:generator>
    <meta:document-statistic meta:table-count="0" meta:image-count="0" meta:object-count="0" meta:page-count="4" meta:paragraph-count="82" meta:word-count="613" meta:character-count="3835" meta:non-whitespace-character-count="31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